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лассификация инструментальных средств, реализующих прокси</text:p>
      <text:p text:style-name="P2"/>
      <text:p text:style-name="P2"><text:tab/>Все задачи, выполняемые прокси, могут решаться самыми разными</text:p>
      <text:p text:style-name="P2">устройствами на различных уровнях модели OSI. Все способы можно объединить в три</text:p>
      <text:p text:style-name="P2">направления:</text:p>
      <text:p text:style-name="P2"><text:tab/>1. Host-based (server-based + personal) -- сугубо программные решения на базе</text:p>
      <text:p text:style-name="P2">универсальных серверных, настольных и мобильных ОС, таких как Windows, Linux, iOS</text:p>
      <text:p text:style-name="P2">и так далее. Эти ОС, в свою очередь, «крутятся» на обычных серверах, ПК и</text:p>
      <text:p text:style-name="P2">смартфонах. Здесь можно сразу выделить два уровня, на которых можно решать</text:p>
      <text:p text:style-name="P2">упомянутые задачи: ядро ОС и прикладное ПО.</text:p>
      <text:p text:style-name="P2"><text:tab/>2. Integrated -- программно-аппаратные решения на базе специализированных</text:p>
      <text:p text:style-name="P2">сетевых ОС, таких как Cisco IOS, Juniper Junos OS, Alcatel-Lucent SR OS и так далее.</text:p>
      <text:p text:style-name="P2">Эти ОС «крутятся » на маршрутизаторах и другом сетевом оборудовании. Они хоть и</text:p>
      <text:p text:style-name="P2">специализированы как сетевые, но в своей области универсальны, то есть не</text:p>
      <text:p text:style-name="P2">полностью адаптированы к упомянутым задачам. Степень адаптации повышается за</text:p>
      <text:p text:style-name="P2">счет специальных аппаратных модулей.</text:p>
      <text:p text:style-name="P2"><text:tab/>3. Appliance-based -- полностью специализированные аппаратные решения,</text:p>
      <text:p text:style-name="P2">такие как Cisco ASA, Fortinet FortiGate, SafeNet eSafe и так далее. Эти устройства</text:p>
      <text:p text:style-name="P2">«сосредоточены» на обеспечении безопасности и их называют аппаратными сетевыми</text:p>
      <text:p text:style-name="P2">экранами (security appliances).</text:p>
      <text:p text:style-name="P2"><text:tab/>Типичное место расположения прокси -- это граница между внутренней сетью и</text:p>
      <text:p text:style-name="P2">сетью публичного доступ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5:56:38.133447961</meta:creation-date>
    <dc:date>2023-05-13T15:59:51.056280142</dc:date>
    <meta:editing-duration>PT3M13S</meta:editing-duration>
    <meta:editing-cycles>1</meta:editing-cycles>
    <meta:document-statistic meta:table-count="0" meta:image-count="0" meta:object-count="0" meta:page-count="1" meta:paragraph-count="21" meta:word-count="186" meta:character-count="1345" meta:non-whitespace-character-count="1175"/>
    <meta:generator>LibreOffice/7.3.7.2$Linux_X86_64 LibreOffice_project/30$Build-2</meta:generator>
  </office:meta>
</office:document-meta>
</file>